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lex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06">
            <text:p>106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1]+[.F10]+[.H12]+[.I9]" office:value-type="percentage" office:value="0.06">
            <text:p>6,0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72.296916701094">
            <text:p>$172,30</text:p>
          </table:table-cell>
          <table:table-cell table:style-name="ce13" table:formula="of:=[.G2]/1.1" office:value-type="currency" office:currency="EUR" office:value="156.633560637358">
            <text:p>156,6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9.7">
            <text:p>9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75">
            <text:p>7,5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125.834882547183">
            <text:p>$125,83</text:p>
          </table:table-cell>
          <table:table-cell table:style-name="ce14" table:formula="of:=[.G3]/1.1" office:value-type="currency" office:currency="EUR" office:value="114.395347770166">
            <text:p>114,40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17.561485232866">
            <text:p>117,56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294">
            <text:p>1,29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">
            <text:p>9,0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96.7866044381181">
            <text:p>$96,79</text:p>
          </table:table-cell>
          <table:table-cell table:style-name="ce15" table:formula="of:=[.G4]/1.1" office:value-type="currency" office:currency="EUR" office:value="87.987822216471">
            <text:p>87,99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4.84">
            <text:p>$4,84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49613601236476">
            <text:p>7,50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21 M</text:p>
          </table:table-cell>
          <table:table-cell office:value-type="string">
            <text:p>Moat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style-name="ce3" office:value-type="percentage" office:value="-0.015">
            <text:p>-1,50%</text:p>
          </table:table-cell>
          <table:table-cell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</text:p>
          </table:table-cell>
          <table:table-cell table:style-name="ce4" office:value-type="float" office:value="3.05">
            <text:p>3,05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lex</text:p>
          </table:table-cell>
          <table:table-cell office:value-type="string">
            <text:p>Diskont</text:p>
          </table:table-cell>
          <table:table-cell table:style-name="Default"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06">
            <text:p>106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1]+[.F10]+[.H12]+[.I9]" office:value-type="percentage" office:value="0.075">
            <text:p>7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62.968724645376">
            <text:p>$162,97</text:p>
          </table:table-cell>
          <table:table-cell table:style-name="ce13" table:formula="of:=[.G2]/1.1" office:value-type="currency" office:currency="EUR" office:value="148.153386041251">
            <text:p>148,1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9.7">
            <text:p>9,7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09">
            <text:p>9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132.291687826233">
            <text:p>$132,29</text:p>
          </table:table-cell>
          <table:table-cell table:style-name="ce14" table:formula="of:=[.G3]/1.1" office:value-type="currency" office:currency="EUR" office:value="120.265170751121">
            <text:p>120,2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21.957037736253">
            <text:p>121,96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1.294">
            <text:p>1,294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05">
            <text:p>10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110.919919425316">
            <text:p>$110,92</text:p>
          </table:table-cell>
          <table:table-cell table:style-name="ce15" table:formula="of:=[.G4]/1.1" office:value-type="currency" office:currency="EUR" office:value="100.836290386651">
            <text:p>100,84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8.95">
            <text:p>$8,95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2">
            <text:p>2,00%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7.49613601236476">
            <text:p>7,50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21 M</text:p>
          </table:table-cell>
          <table:table-cell office:value-type="string">
            <text:p>Moat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style-name="ce3" office:value-type="percentage" office:value="-0.015">
            <text:p>-1,50%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25.33</dc:date>
    <dc:creator>aaa </dc:creator>
    <meta:editing-duration>P3DT5H47M41S</meta:editing-duration>
    <meta:editing-cycles>49</meta:editing-cycles>
    <meta:generator>OpenOffice/4.1.5$Win32 OpenOffice.org_project/415m1$Build-9789</meta:generator>
    <meta:document-statistic meta:table-count="2" meta:cell-count="173" meta:object-count="0"/>
  </office:meta>
</office:document-meta>
</file>